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39in"/>
    </style:style>
    <style:style style:name="co3" style:family="table-column">
      <style:table-column-properties fo:break-before="auto" style:column-width="0.94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453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office:value-type="string" calcext:value-type="string">
            <text:p>číslo měření</text:p>
          </table:table-cell>
          <table:table-cell office:value-type="string" calcext:value-type="string">
            <text:p>pozice čáry</text:p>
            <text:p> (mm)</text:p>
          </table:table-cell>
          <table:table-cell office:value-type="string" calcext:value-type="string">
            <text:p>ADC levý </text:p>
            <text:p>Senzor</text:p>
          </table:table-cell>
          <table:table-cell office:value-type="string" calcext:value-type="string">
            <text:p>normovaná</text:p>
            <text:p>Levý senzor</text:p>
          </table:table-cell>
          <table:table-cell office:value-type="string" calcext:value-type="string">
            <text:p>ADC pravý </text:p>
            <text:p>Senzor</text:p>
          </table:table-cell>
          <table:table-cell office:value-type="string" calcext:value-type="string">
            <text:p>normovaná</text:p>
            <text:p>Pravý senzor</text:p>
          </table:table-cell>
          <table:table-cell table:number-columns-repeated="2"/>
          <table:table-cell office:value-type="string" calcext:value-type="string">
            <text:p>ADC hodno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formula="of:=([.D4]-[.$J$4])/([.$J$5]-[.$J$4])" office:value-type="float" office:value="0.191489361702128" calcext:value-type="float">
            <text:p>0.191489361702128</text:p>
          </table:table-cell>
          <table:table-cell office:value-type="float" office:value="205" calcext:value-type="float">
            <text:p>205</text:p>
          </table:table-cell>
          <table:table-cell table:formula="of:=([.F4]-[.$J$7])/([.$J$8]-[.$J$7])" office:value-type="float" office:value="0.161458333333333" calcext:value-type="float">
            <text:p>0.161458333333333</text:p>
          </table:table-cell>
          <table:table-cell/>
          <table:table-cell office:value-type="string" calcext:value-type="string">
            <text:p>min levého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E4]-[.G4]" office:value-type="float" office:value="0.0300310283687943" calcext:value-type="float">
            <text:p>0.0300310283687943</text:p>
          </table:table-cell>
        </table:table-row>
        <table:table-row table:style-name="ro1"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190" calcext:value-type="float">
            <text:p>190</text:p>
          </table:table-cell>
          <table:table-cell table:formula="of:=([.D5]-[.$J$4])/([.$J$5]-[.$J$4])" office:value-type="float" office:value="0.148936170212766" calcext:value-type="float">
            <text:p>0.148936170212766</text:p>
          </table:table-cell>
          <table:table-cell office:value-type="float" office:value="275" calcext:value-type="float">
            <text:p>275</text:p>
          </table:table-cell>
          <table:table-cell table:formula="of:=([.F5]-[.$J$7])/([.$J$8]-[.$J$7])" office:value-type="float" office:value="0.234375" calcext:value-type="float">
            <text:p>0.234375</text:p>
          </table:table-cell>
          <table:table-cell/>
          <table:table-cell office:value-type="string" calcext:value-type="string">
            <text:p>max levého</text:p>
          </table:table-cell>
          <table:table-cell office:value-type="float" office:value="990" calcext:value-type="float">
            <text:p>990</text:p>
          </table:table-cell>
          <table:table-cell/>
          <table:table-cell table:formula="of:=[.E5]-[.G5]" office:value-type="float" office:value="-0.085438829787234" calcext:value-type="float">
            <text:p>-0.085438829787234</text:p>
          </table:table-cell>
        </table:table-row>
        <table:table-row table:style-name="ro1"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192" calcext:value-type="float">
            <text:p>192</text:p>
          </table:table-cell>
          <table:table-cell table:formula="of:=([.D6]-[.$J$4])/([.$J$5]-[.$J$4])" office:value-type="float" office:value="0.151063829787234" calcext:value-type="float">
            <text:p>0.151063829787234</text:p>
          </table:table-cell>
          <table:table-cell office:value-type="float" office:value="490" calcext:value-type="float">
            <text:p>490</text:p>
          </table:table-cell>
          <table:table-cell table:formula="of:=([.F6]-[.$J$7])/([.$J$8]-[.$J$7])" office:value-type="float" office:value="0.458333333333333" calcext:value-type="float">
            <text:p>0.458333333333333</text:p>
          </table:table-cell>
          <table:table-cell table:number-columns-repeated="4"/>
          <table:table-cell table:formula="of:=[.E6]-[.G6]" office:value-type="float" office:value="-0.307269503546099" calcext:value-type="float">
            <text:p>-0.307269503546099</text:p>
          </table:table-cell>
        </table:table-row>
        <table:table-row table:style-name="ro1"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135" calcext:value-type="float">
            <text:p>135</text:p>
          </table:table-cell>
          <table:table-cell table:formula="of:=([.D7]-[.$J$4])/([.$J$5]-[.$J$4])" office:value-type="float" office:value="0.0904255319148936" calcext:value-type="float">
            <text:p>0.0904255319148936</text:p>
          </table:table-cell>
          <table:table-cell office:value-type="float" office:value="945" calcext:value-type="float">
            <text:p>945</text:p>
          </table:table-cell>
          <table:table-cell table:formula="of:=([.F7]-[.$J$7])/([.$J$8]-[.$J$7])" office:value-type="float" office:value="0.932291666666667" calcext:value-type="float">
            <text:p>0.932291666666667</text:p>
          </table:table-cell>
          <table:table-cell/>
          <table:table-cell office:value-type="string" calcext:value-type="string">
            <text:p>min pravého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E7]-[.G7]" office:value-type="float" office:value="-0.841866134751773" calcext:value-type="float">
            <text:p>-0.841866134751773</text:p>
          </table:table-cell>
        </table:table-row>
        <table:table-row table:style-name="ro1"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90" calcext:value-type="float">
            <text:p>90</text:p>
          </table:table-cell>
          <table:table-cell table:formula="of:=([.D8]-[.$J$4])/([.$J$5]-[.$J$4])" office:value-type="float" office:value="0.0425531914893617" calcext:value-type="float">
            <text:p>0.0425531914893617</text:p>
          </table:table-cell>
          <table:table-cell office:value-type="float" office:value="990" calcext:value-type="float">
            <text:p>990</text:p>
          </table:table-cell>
          <table:table-cell table:formula="of:=([.F8]-[.$J$7])/([.$J$8]-[.$J$7])" office:value-type="float" office:value="0.979166666666667" calcext:value-type="float">
            <text:p>0.979166666666667</text:p>
          </table:table-cell>
          <table:table-cell/>
          <table:table-cell office:value-type="string" calcext:value-type="string">
            <text:p>maxpravého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[.E8]-[.G8]" office:value-type="float" office:value="-0.936613475177305" calcext:value-type="float">
            <text:p>-0.93661347517730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table:formula="of:=([.D9]-[.$J$4])/([.$J$5]-[.$J$4])" office:value-type="float" office:value="0.218085106382979" calcext:value-type="float">
            <text:p>0.218085106382979</text:p>
          </table:table-cell>
          <table:table-cell office:value-type="float" office:value="230" calcext:value-type="float">
            <text:p>230</text:p>
          </table:table-cell>
          <table:table-cell table:formula="of:=([.F9]-[.$J$7])/([.$J$8]-[.$J$7])" office:value-type="float" office:value="0.1875" calcext:value-type="float">
            <text:p>0.1875</text:p>
          </table:table-cell>
          <table:table-cell table:number-columns-repeated="4"/>
          <table:table-cell table:formula="of:=[.E9]-[.G9]" office:value-type="float" office:value="0.0305851063829787" calcext:value-type="float">
            <text:p>0.030585106382978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formula="of:=([.D10]-[.$J$4])/([.$J$5]-[.$J$4])" office:value-type="float" office:value="0.265957446808511" calcext:value-type="float">
            <text:p>0.265957446808511</text:p>
          </table:table-cell>
          <table:table-cell office:value-type="float" office:value="260" calcext:value-type="float">
            <text:p>260</text:p>
          </table:table-cell>
          <table:table-cell table:formula="of:=([.F10]-[.$J$7])/([.$J$8]-[.$J$7])" office:value-type="float" office:value="0.21875" calcext:value-type="float">
            <text:p>0.21875</text:p>
          </table:table-cell>
          <table:table-cell table:number-columns-repeated="4"/>
          <table:table-cell table:formula="of:=[.E10]-[.G10]" office:value-type="float" office:value="0.0472074468085106" calcext:value-type="float">
            <text:p>0.0472074468085106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table:formula="of:=([.D11]-[.$J$4])/([.$J$5]-[.$J$4])" office:value-type="float" office:value="0.265957446808511" calcext:value-type="float">
            <text:p>0.265957446808511</text:p>
          </table:table-cell>
          <table:table-cell office:value-type="float" office:value="240" calcext:value-type="float">
            <text:p>240</text:p>
          </table:table-cell>
          <table:table-cell table:formula="of:=([.F11]-[.$J$7])/([.$J$8]-[.$J$7])" office:value-type="float" office:value="0.197916666666667" calcext:value-type="float">
            <text:p>0.197916666666667</text:p>
          </table:table-cell>
          <table:table-cell table:number-columns-repeated="4"/>
          <table:table-cell table:formula="of:=[.E11]-[.G11]" office:value-type="float" office:value="0.068040780141844" calcext:value-type="float">
            <text:p>0.068040780141844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70" calcext:value-type="float">
            <text:p>470</text:p>
          </table:table-cell>
          <table:table-cell table:formula="of:=([.D12]-[.$J$4])/([.$J$5]-[.$J$4])" office:value-type="float" office:value="0.446808510638298" calcext:value-type="float">
            <text:p>0.446808510638298</text:p>
          </table:table-cell>
          <table:table-cell office:value-type="float" office:value="270" calcext:value-type="float">
            <text:p>270</text:p>
          </table:table-cell>
          <table:table-cell table:formula="of:=([.F12]-[.$J$7])/([.$J$8]-[.$J$7])" office:value-type="float" office:value="0.229166666666667" calcext:value-type="float">
            <text:p>0.229166666666667</text:p>
          </table:table-cell>
          <table:table-cell table:number-columns-repeated="4"/>
          <table:table-cell table:formula="of:=[.E12]-[.G12]" office:value-type="float" office:value="0.217641843971631" calcext:value-type="float">
            <text:p>0.21764184397163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70" calcext:value-type="float">
            <text:p>970</text:p>
          </table:table-cell>
          <table:table-cell table:formula="of:=([.D13]-[.$J$4])/([.$J$5]-[.$J$4])" office:value-type="float" office:value="0.978723404255319" calcext:value-type="float">
            <text:p>0.978723404255319</text:p>
          </table:table-cell>
          <table:table-cell office:value-type="float" office:value="270" calcext:value-type="float">
            <text:p>270</text:p>
          </table:table-cell>
          <table:table-cell table:formula="of:=([.F13]-[.$J$7])/([.$J$8]-[.$J$7])" office:value-type="float" office:value="0.229166666666667" calcext:value-type="float">
            <text:p>0.229166666666667</text:p>
          </table:table-cell>
          <table:table-cell table:number-columns-repeated="4"/>
          <table:table-cell table:formula="of:=[.E13]-[.G13]" office:value-type="float" office:value="0.749556737588653" calcext:value-type="float">
            <text:p>0.7495567375886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07:46:00.092203948</meta:creation-date>
    <dc:date>2025-03-18T09:45:34.023756615</dc:date>
    <meta:editing-duration>PT10M19S</meta:editing-duration>
    <meta:editing-cycles>3</meta:editing-cycles>
    <meta:generator>LibreOffice/7.3.7.2$Linux_X86_64 LibreOffice_project/30$Build-2</meta:generator>
    <meta:document-statistic meta:table-count="1" meta:cell-count="75" meta:object-count="0"/>
  </office:meta>
</office:document-meta>
</file>